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33cd" officeooo:paragraph-rsid="000f3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 : </text:p>
      <text:p text:style-name="P1"/>
      <text:p text:style-name="P1">Police : Cute Font pour « Vous voulez devenir »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0:53:58.777426584</meta:creation-date>
    <dc:date>2018-11-19T10:54:39.144319460</dc:date>
    <meta:editing-duration>PT40S</meta:editing-duration>
    <meta:editing-cycles>1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2" meta:word-count="12" meta:character-count="56" meta:non-whitespace-character-count="44"/>
  </office:meta>
</office:document-meta>
</file>